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e nastavení s možnostmi</text:p>
            </table:table-cell>
          </table:table-row>
          <table:table-row table:style-name="Table1.1">
            <table:table-cell table:style-name="Table1.A2" office:value-type="string">
              <text:p text:style-name="P47">Kliknutí pravým tlačítkem</text:p>
            </table:table-cell>
            <table:table-cell table:style-name="Table1.A2" office:value-type="string">
              <text:p text:style-name="P47">Control + kliknut a/nebo klik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postranní lištu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a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na 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pomoc při z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f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Ctrl+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text:span text:style-name="Strong_20_Emphasis"> 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které vyžadují uživatelské jméno a heslo. LibreOffice bude bezpečně ukládat všechna hesla, které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iknutí"/><text:span text:style-name="T6">Pro </text:span><text:span text:style-name="T54">o</text:span><text:span text:style-name="T55">tevření </text:span><text:span text:style-name="T6"> hypertextových odkazů vyžadovat Ctrl-kliknutí</text:span></text:p>
      <text:p text:style-name="P82">Jako výchozí chování je v LibreOffice nastaveno, že pro otevírání odkazů je třeba použít kombinaci <text:span text:style-name="Emphasis">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Budiž</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b</text:span></text:span><text:span text:style-name="Emphasis">barev</text:span> vedle názvu prvku a vybereme barvu z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Figure <text:sequence text:ref-name="refFigure14" text:name="Figure" text:formula="ooow:Figure+1" style:num-format="1">15</text:sequence>: <text:span text:style-name="T6">Online update options</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je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stránka <text:sequence-ref text:reference-format="value" text:ref-name="refFigure17">24</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L], Objekty OLE Microsoft se při načítání dokumentu formátu Microsoftu převedou na odpovídající objekty OLE LibreOffice („L“ značí „load“, anglicky „načíst“).</text:p>
      <text:p text:style-name="P20">Pokud zaškrtneme možnost [S], objekty OLE LibreOffice se při ukládání dokumentu formátu Microsoft převedou na odpovídající objekty OLE Microsoft („S“ značí „save“, anglicky „uložit“). <text:span text:style-name="T104">Instalace v systému Linux mohou zahrnovat volitelné možnosti [S], které nejsou na obrázku zobrazeny pro poslední tři položk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te příslušný atribut (<text:span text:style-name="T108">Z</text:span>výraznění nebo <text:span text:style-name="T108">S</text:span>tínování), který si přejet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zamknul <text:span text:style-name="T105"/> dokument.</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stránka <text:sequence-ref text:reference-format="value" text:ref-name="refFigure18">23</text:sequence-ref>) ovlivňuje, jak jsou do LibreOffice importovány a z LibreOffice exportovány HTML stránky.
&lt;100/100/98% &gt;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a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ých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a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s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a</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